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19b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officeooo:paragraph-rsid="00119b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ince there is no way i can fix all the scaling myself, here a super simple guide on how to help simple.</text:p>
      <table:table table:name="Table1" table:style-name="Table1" table:template-name="Default Style">
        <table:table-column table:style-name="Table1.A"/>
        <table:table-row>
          <table:table-cell table:style-name="Table1.A1" office:value-type="string">
            <text:p text:style-name="P2">INSERT INTO `world_bfa`.`creature_template_scaling` (`Entry`, `LevelScalingMin`, `LevelScalingMax`, `VerifiedBuild`) VALUES</text:p>
            <text:p text:style-name="P2">(11112222211, 15, 60, 0),</text:p>
            <text:p text:style-name="P2">(11111222222, 15, 60, 0);</text:p>
            <text:p text:style-name="P2"/>
            <text:p text:style-name="P2"/>
            <text:p text:style-name="P2">..... many other creatures</text:p>
            <text:p text:style-name="P2"/>
            <text:p text:style-name="P2">(111111, 15, 60, 0),</text:p>
            <text:p text:style-name="P1">(119999, 16, 60, 0);</text:p>
          </table:table-cell>
        </table:table-row>
      </table:table>
      <text:p text:style-name="Standard"/>
      <text:p text:style-name="Standard"/>
      <text:p text:style-name="Standard">111111... 119999 are the creature IDs, .npc info gets you that.</text:p>
      <text:p text:style-name="Standard">15 is the the starting level, you get that by looking at the NPC</text:p>
      <text:p text:style-name="Standard">60 is the end of scaling, you can simply check the zone.</text:p>
      <text:p text:style-name="Standard">0 is the checked build where it is working, just leave it 0</text:p>
      <text:p text:style-name="Standard"/>
      <text:p text:style-name="Standard">now you can run through the world, check each not scaled npc and make a long list in the format above</text:p>
      <text:p text:style-name="Standard"/>
      <text:p text:style-name="Standard">It would look like the follwing in the end.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INSERT INTO `world_bfa`.`creature_template_scaling` (`Entry`, `LevelScalingMin`, `LevelScalingMax`, `VerifiedBuild`) VALUES</text:p>
            <text:p text:style-name="P2">(111111, 15, 60, 0),</text:p>
            <text:p text:style-name="P2">(111112, 15, 60, 0),</text:p>
            <text:p text:style-name="P2">(111113, 15, 60, 0),</text:p>
            <text:p text:style-name="P2">(111114, 15, 60, 0),</text:p>
            <text:p text:style-name="P2">(111115, 15, 60, 0),</text:p>
            <text:p text:style-name="P2">(111116, 15, 60, 0),</text:p>
            <text:p text:style-name="P2">(111117, 15, 60, 0),</text:p>
            <text:p text:style-name="P2">(111118, 15, 60, 0),</text:p>
            <text:p text:style-name="P2">(111119, 15, 60, 0),</text:p>
            <text:p text:style-name="P2">(1112113, 15, 60, 0),</text:p>
            <text:p text:style-name="P2">(1115114, 15, 60, 0),</text:p>
            <text:p text:style-name="P2">(1116115, 15, 60, 0),</text:p>
            <text:p text:style-name="P2">(1117116, 15, 60, 0),</text:p>
            <text:p text:style-name="P2">(1118117, 15, 60, 0),</text:p>
            <text:p text:style-name="P2">(11999925, 16, 60, 0);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3T15:15:40.544000000</meta:creation-date>
    <dc:date>2024-04-13T15:17:44.639000000</dc:date>
    <meta:editing-duration>PT2M4S</meta:editing-duration>
    <meta:editing-cycles>1</meta:editing-cycles>
    <meta:document-statistic meta:table-count="2" meta:image-count="0" meta:object-count="0" meta:page-count="1" meta:paragraph-count="29" meta:word-count="198" meta:character-count="1159" meta:non-whitespace-character-count="990"/>
    <meta:generator>LibreOffice/7.6.4.1$Windows_X86_64 LibreOffice_project/e19e193f88cd6c0525a17fb7a176ed8e6a3e2aa1</meta:generator>
  </office:meta>
</office:document-meta>
</file>